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imbus Roman No9 L" svg:font-family="Nimbus Roman No9 L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 svg:panose-1="2 11 6 4 2 2 2 2 2 4"/>
    <style:font-face style:name="StarSymbol" style:font-charset="x-symbol" svg:font-family="StarSymbol" style:font-family-generic="system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NormalWeb" style:family="paragraph">
      <style:paragraph-properties fo:background-color="#FFFFFF"/>
    </style:style>
    <style:style style:name="T3" style:parent-style-name="DefaultParagraphFont" style:family="text">
      <style:text-properties style:font-name="Verdana" fo:font-size="10pt" style:font-size-asian="10pt" style:font-size-complex="10pt"/>
    </style:style>
    <style:style style:name="P4" style:parent-style-name="Textbody" style:family="paragraph">
      <style:paragraph-properties fo:margin-bottom="0in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Textbody" style:family="paragraph">
      <style:paragraph-properties fo:margin-bottom="0in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Textbody" style:family="paragraph">
      <style:paragraph-properties fo:margin-bottom="0in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margin-bottom="0in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Textbody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style="italic" style:font-style-asian="italic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T3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2"><text:bookmark-start text:name="post-8"/><text:bookmark-end text:name="post-8"/><text:a xlink:href="http://ceugenio.wordpress.com/2006/08/14/practica-de-gnupg/" office:target-frame-name="_top" xlink:show="replace">Práctica de GnuPG</text:a></text:h>
      <text:p text:style-name="Textbody">Traducción al castellano de la<text:s/><text:a xlink:href="http://bulma.net/body.phtml?nIdNoticia=2331" office:target-frame-name="_top" xlink:show="replace">Práctica sobre GnuPG</text:a>, vista en<text:s/><text:a xlink:href="http://bulma.net/" office:target-frame-name="_top" xlink:show="replace">Bulma</text:a><text:s/>escrita por Leopoldo Palomo para sus alumnos universitarios para que conozcan el GnuPg, y basada en el artículo de<text:s/><text:a xlink:href="http://bulma.net/body.phtml?nIdNoticia=1684" office:target-frame-name="_top" xlink:show="replace">Introducción al GnuPg</text:a><text:s/>de<text:s/><text:a xlink:href="http://h.says.it/" office:target-frame-name="_top" xlink:show="replace">René Merou</text:a>.</text:p>
      <text:p text:style-name="P2"><text:span text:style-name="T3">toolkit<text:s/></text:span></text:p>
      <text:p text:style-name="Textbody"/>
      <text:p text:style-name="Textbody">Práctica GnuPG</text:p>
      <text:list text:style-name="LFO1" text:continue-numbering="true">
        <text:list-item>
          <text:p text:style-name="P4"><text:span text:style-name="T5">Enunciado de la práctica</text:span></text:p>
        </text:list-item>
        <text:list-item>
          <text:p text:style-name="P6"><text:span text:style-name="T7">Generar la clave</text:span></text:p>
        </text:list-item>
        <text:list-item>
          <text:p text:style-name="P8"><text:span text:style-name="T9">Generar el certificado de revocación</text:span></text:p>
        </text:list-item>
        <text:list-item>
          <text:p text:style-name="P10"><text:span text:style-name="T11">Enviar y recibir claves al serv</text:span><text:span text:style-name="T12">idor de claves</text:span></text:p>
        </text:list-item>
        <text:list-item>
          <text:p text:style-name="P13">¿<text:span text:style-name="T14">Y ahora, qué</text:span>?</text:p>
        </text:list-item>
        <text:list-item>
          <text:p text:style-name="P15"><text:span text:style-name="T16">Fuentes de información</text:span></text:p>
        </text:list-item>
      </text:list>
      <text:p text:style-name="Textbody"/>
      <text:p text:style-name="Textbody">1.<text:s/><text:span text:style-name="T17">Enunciado de la práctica</text:span></text:p>
      <text:p text:style-name="Textbody">La práctica consiste en enviar un mensaje criptografiado (cifrado) y firmado. Para poder realizarla, primero hay que generar un par de claves (privada y pública), configurar<text:s/>el gestor de correo. Por último, hay que enviar un correo al profesor, firmado y cifrado. Para hacerlo tendreis que comprobar las respectivas claves públicas e identidades.</text:p>
      <text:p text:style-name="Textbody"/>
      <text:p text:style-name="Textbody">2.<text:s/><text:span text:style-name="T18">Generar la clave</text:span></text:p>
      <text:p text:style-name="Textbody">En el servidor hay instalado el programa GnuPG. Desde un<text:s/>terminal seguid los siguientes pasos:</text:p>
      <text:p text:style-name="Quotations">leo@ranganathan:~$ gpg –gen-key</text:p>
      <text:p text:style-name="Quotations">gpg (GnuPG) 1.4.3; Copyright (C) 2006 Free Software Foundation, Inc.</text:p>
      <text:p text:style-name="Quotations">This program comes with ABSOLUTELY NO WARRANTY.</text:p>
      <text:p text:style-name="Quotations">This is free software, and you are welcome to redistribute it under certain conditions. See the file COPYING for details.</text:p>
      <text:p text:style-name="Textbody">Entonces nos hará una serie de preguntas que tendremos que responder:</text:p>
      <text:list text:style-name="LFO2" text:continue-numbering="true">
        <text:list-item>
          <text:p text:style-name="P19">¿Tipo de clave? seleccionar la opción predeterminada: 1</text:p>
        </text:list-item>
      </text:list>
      <text:p text:style-name="Quotations">Seleccionar que tipo de clave quereis:</text:p>
      <text:p text:style-name="Quotations">(1) DSA and Elgamal (default)</text:p>
      <text:p text:style-name="Quotations">(2) DSA<text:s/>(sólo firmar)</text:p>
      <text:p text:style-name="Quotations">(5) RSA (sólo firmar)</text:p>
      <text:p text:style-name="Quotations">¿Vuestra selección?</text:p>
      <text:soft-page-break/>
      <text:list text:style-name="LFO3" text:continue-numbering="true">
        <text:list-item>
          <text:p text:style-name="P20">¿Medida de la clave? Aceptar el valor por defecto: 2048</text:p>
        </text:list-item>
      </text:list>
      <text:p text:style-name="Quotations">DSA keypair will have 1024 bits.</text:p>
      <text:p text:style-name="Quotations">ELG-E keys may be between 1024 and 4096 bits long.</text:p>
      <text:p text:style-name="Quotations">What keysize do you want? (2048)</text:p>
      <text:p text:style-name="Quotations">La medida<text:s/>solicitada es 2048 bits</text:p>
      <text:list text:style-name="LFO4" text:continue-numbering="true">
        <text:list-item>
          <text:p text:style-name="P21">¿Tiempo de validez? Inroducir 1m, que quiere decir 1 mes, y ratificarlo.</text:p>
        </text:list-item>
      </text:list>
      <text:p text:style-name="Quotations">Especificad el tiempo de validez de la clave.</text:p>
      <text:p text:style-name="Quotations">0 = la clave no caduca</text:p>
      <text:p text:style-name="Quotations">&lt; n &gt; = la clave caduca a los n dias</text:p>
      <text:p text:style-name="Quotations">&lt; n &gt;w = la clave caduca a las n semanas</text:p>
      <text:p text:style-name="Quotations">&lt; n &gt;m = la<text:s/>clave caduca a los n meses</text:p>
      <text:p text:style-name="Quotations">&lt; n &gt;y = la clave caduca a los n años</text:p>
      <text:p text:style-name="Quotations">Indicad la validez de la clave (0) 1m</text:p>
      <text:p text:style-name="Quotations">Key expires at dl 19 jun 2006 12:26:54 CEST</text:p>
      <text:p text:style-name="Quotations">Is this correct? (y/N) y</text:p>
      <text:list text:style-name="LFO5" text:continue-numbering="true">
        <text:list-item>
          <text:p text:style-name="P22">¿Nombre y apellidos? Pon tus datos:</text:p>
        </text:list-item>
      </text:list>
      <text:p text:style-name="Quotations">You need a user ID to identify your key; the<text:s/>software constructs the user ID from the Real Name, Comment and Email Address in this form:</text:p>
      <text:p text:style-name="Quotations">“Heinrich Heine (Der Dichter) ”</text:p>
      <text:p text:style-name="Quotations">Nombre y apellidos: Shiyali Ramamrita Ranganathan</text:p>
      <text:list text:style-name="LFO6" text:continue-numbering="true">
        <text:list-item>
          <text:p text:style-name="P23">¿Dirección electrónica? Poned la de ranganathan o alguna vuestra:</text:p>
        </text:list-item>
      </text:list>
      <text:p text:style-name="Quotations">Dirección electrónica: shiyalirr@ranganathan.ub.es</text:p>
      <text:list text:style-name="LFO7" text:continue-numbering="true">
        <text:list-item>
          <text:p text:style-name="P24">¿Comentario? Poned algún comentario que os identifique esa dirección o lo que creais conveniente</text:p>
        </text:list-item>
      </text:list>
      <text:p text:style-name="Quotations">Comentario: Dirección Documentación</text:p>
      <text:list text:style-name="LFO8" text:continue-numbering="true">
        <text:list-item>
          <text:p text:style-name="P25">A partir de ahí sólo falta seguir la confirmación de todos los pasos. Para terminar pulsar la letra ‘o’</text:p>
        </text:list-item>
      </text:list>
      <text:p text:style-name="Quotations">Está usando el juego de caracteres `utf-8′.</text:p>
      <text:p text:style-name="Quotations">Ha elegido el identificador de usuario:</text:p>
      <text:soft-page-break/>
      <text:p text:style-name="Quotations">“Shiyali Ramamrita Ranganathan (Dirección Documentación) ”</text:p>
      <text:p text:style-name="Quotations">Cambiar (N)ombre, (C)omentario, (E)mail o (O) de acuerdo / (X) ixo</text:p>
      <text:list text:style-name="LFO9" text:continue-numbering="true">
        <text:list-item>
          <text:p text:style-name="P26">Hace falta una contraseña para<text:s/>proteger la clave secreta. Es importante que podais recordar esta contraseña, pero no es recomendable escribirla en ningún sitio.</text:p>
        </text:list-item>
      </text:list>
      <text:p text:style-name="Quotations">Introducid la contraseña:</text:p>
      <text:p text:style-name="Quotations">Han de generarse muchos bits aleatóriamente. Es buena idea hacer alguna otra cosa (teclear, mover el ratón, usar los discos) durante la generación de números; esto da oportunidad al generador de números aleatorios de conseguir suficiente entropia.</text:p>
      <text:p text:style-name="Quotations">+++++++++++++++++++++++++.+++++.++++++++++..++++++++++++++++++++++++++++ ++.+++++.+++++..++++++++++….+++++..++++++++++.+++++.+++++.+++++++++++ +++++++++&gt;+++++&gt;…+++++….</text:p>
      <text:list text:style-name="LFO10" text:continue-numbering="true">
        <text:list-item>
          <text:p text:style-name="P27">Finalmente, después de generar algo de entropía, obtendremos nuestra clave</text:p>
        </text:list-item>
      </text:list>
      <text:p text:style-name="Quotations">gpg: key 70EDBB59 marked as ultimately trusted<text:line-break/>se han creado y firmado las claves y firmado las claves pública y secreta</text:p>
      <text:p text:style-name="Quotations">gpg: se está comprobando la base de datos de confianza</text:p>
      <text:p text:style-name="Quotations">gpg: 3 marginal(s) needed, 1 complete(s) needed, PGP trust model gpg: depth: 0 valid: 3 signed: 0 trust: 0-, 0q, 0n, 0m, 0f, 3u</text:p>
      <text:p text:style-name="Quotations">gpg: la próxima comprobación de la base de datos de confianza será el 2006-06-09</text:p>
      <text:p text:style-name="Quotations">pub 1024D/70EDBB59 2006-05-20 [expires: 2006-06-19] Key fingerprint = E555 61C8 0914 490A C525 6AF8 358E 895D 70ED BB59</text:p>
      <text:p text:style-name="Quotations">uid Shiyali Ramamrita Ranganathan (Dirección Documentación)<text:line-break/>sub 2048g/2E182CC0 2006-05-20 [expires: 2006-06-19]</text:p>
      <text:p text:style-name="Textbody">3.<text:s/><text:span text:style-name="T28">Generar el c</text:span><text:span text:style-name="T29">ertificado de revocación</text:span></text:p>
      <text:p text:style-name="Textbody">Un certificado de revocación sirve por si un dia se pierde la clave, no la utilizamos, etc. Para crearlo hacemos:</text:p>
      <text:p text:style-name="Quotations">gpg –output cert_revoc_arch.asc –gen-revoke -armor 70EDBB59</text:p>
      <text:p text:style-name="Quotations">sec 1024D/70EDBB59 2006-05-20 Shiyali Ramamrita<text:s/>Ranganathan (Dirección Documentación)</text:p>
      <text:p text:style-name="Quotations">Create a revocation certificate for this key? (y/N)</text:p>
      <text:p text:style-name="Textbody">Ahora hay que responder algunas preguntas:</text:p>
      <text:p text:style-name="Quotations">Seleccionad la razón de la revocación:</text:p>
      <text:p text:style-name="Quotations">0 = No se ha especificado ninguna razón</text:p>
      <text:soft-page-break/>
      <text:p text:style-name="Quotations">1 = La clave ha estado comprometida</text:p>
      <text:p text:style-name="Quotations">2 = La clave ha estado substituida</text:p>
      <text:p text:style-name="Quotations">3 = La clave ya no se usa</text:p>
      <text:p text:style-name="Quotations">Q = Cancela</text:p>
      <text:p text:style-name="Quotations">(Seguramente quereis seleccionar 1 aquí)</text:p>
      <text:p text:style-name="Quotations">¿Vuestra decisión?</text:p>
      <text:p text:style-name="Textbody">Podemos poner 3, ya que no la usamos, y en el texto<text:s/><text:span text:style-name="T30">Certificado por si perdemos la clave o la contraseña</text:span></text:p>
      <text:p text:style-name="Quotations">¿Vuestra<text:s/>decisión? 3</text:p>
      <text:p text:style-name="Quotations">Introducid una descripción opcional; finalizad con una línea en blanco:</text:p>
      <text:p text:style-name="Quotations">&gt; certificado por si perdemos la clave o el password</text:p>
      <text:p text:style-name="Quotations">&gt;</text:p>
      <text:p text:style-name="Quotations">Razón de la revocación: La clave ya no se usa certificado por si perdemos la clave o el password</text:p>
      <text:p text:style-name="Quotations">Is this okay? (y/N)<text:s/>y</text:p>
      <text:p text:style-name="Quotations">You need a passphrase to unlock the secret key for user: “Shiyali Ramamrita Ranganathan (Adreça Documentació) ” 1024-bit DSA key, ID 70EDBB59, created 2006-05-20</text:p>
      <text:p text:style-name="Textbody">Y vemos el resultado final:</text:p>
      <text:p text:style-name="Quotations">Se ha creado un certificado de revocación. Por favor, guardarlo<text:s/>en un medio que podais esconder; si Mallory consigue acceso a ete certificado puede utilizarlo para hacer vuestra clave inservible. Es inteligente imprimir este certificado y esconderlo, por si el vuestro medio se vuelve ilegible. Pero ir con cuidado: el sistema de impresión de vuestra máquina podria almacenar los datos y hacerlos accesibles a otros.</text:p>
      <text:p text:style-name="Textbody">Si hace falta más adelante activar definitivamente la revocación, sólo hará falta importar este (cert-revoc-arch.asc) y después mandarlo al servidor.</text:p>
      <text:p text:style-name="Quotations">$gpg –import cert-revoc-arch.asc</text:p>
      <text:p text:style-name="Quotations">$gpg –send-keys 70EDBB59</text:p>
      <text:p text:style-name="Textbody">4.<text:s/><text:span text:style-name="T31">Enviar y recibir claves al sertvidor de claves</text:span></text:p>
      <text:p text:style-name="Textbody">Si no tenemos ningún problema de configuración, solo falta enviar la clave al servidor por defecto (en el nuestro caso hkp://subkeys.pgp.net) utilizando el comando:</text:p>
      <text:p text:style-name="Quotations">gpg –send-keys 70EDBB59</text:p>
      <text:soft-page-break/>
      <text:p text:style-name="Textbody">donde 70EDBB59 es el ID de nuestra clave. Para acabar, si queremos mostrar la imprenta ce la clave (fingerprint), sólo falta:</text:p>
      <text:p text:style-name="Quotations">gpg –fingerprint 70EDBB59</text:p>
      <text:p text:style-name="Textbody">5.<text:s/><text:span text:style-name="T32">¿Y ahora, qué?</text:span></text:p>
      <text:p text:style-name="Textbody">Una vez tenemos nuestra clave generada podemos<text:s/>configurar el gestor de correo para firmar y/o encriptar nuestros mensajes. Se ha de tener en cuenta que:</text:p>
      <text:list text:style-name="LFO11" text:continue-numbering="true">
        <text:list-item>
          <text:p text:style-name="P33">Firmar un correo es poner unas marcas de forma que, cualquier persona que tenga la parte pública con la que se ha firmado ese mensaje, pueda verificarlo.</text:p>
        </text:list-item>
      </text:list>
      <text:list text:style-name="LFO12" text:continue-numbering="true">
        <text:list-item>
          <text:p text:style-name="P34">Cifrar un mensaje es un proceso donde el emisor codifica el mensaje a través de la clave pública del destinatario y solamente se puede descifrar con la clave privada del destinatario.</text:p>
        </text:list-item>
      </text:list>
      <text:list text:style-name="LFO13" text:continue-numbering="true">
        <text:list-item>
          <text:p text:style-name="P35">Disponer de la clave pública de una persona no quiere decir nada en<text:s/>especial. Para asegurarnos que es esa persona la que ha emitido el mensaje, hemos de verificar con un documentos de identidad que esa persona es quien dice que es y que esa es su clave pública.</text:p>
        </text:list-item>
      </text:list>
      <text:list text:style-name="LFO14" text:continue-numbering="true">
        <text:list-item>
          <text:p text:style-name="P36">Una vez verificada la autentificación de la persona, entonces<text:s/>podemos firmar la clave de esa persona.</text:p>
        </text:list-item>
      </text:list>
      <text:p text:style-name="Textbody">6.<text:s/><text:span text:style-name="T37">Fuentes de información</text:span></text:p>
      <text:p text:style-name="Textbody">Fuente original del documento: http://bulma.net/body.phtml?nIdNoticia=1684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imbus Roman No9 L" svg:font-family="Nimbus Roman No9 L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 svg:panose-1="2 11 6 4 2 2 2 2 2 4"/>
    <style:font-face style:name="StarSymbol" style:font-charset="x-symbol" svg:font-family="StarSymbol" style:font-family-generic="system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ca" style:country-asian="ES" style:language-complex="ca" style:country-complex="ES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Nimbus Roman No9 L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RU" style:language-asian="en" style:country-asian="GB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tar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men Eugenio Maneiro</meta:initial-creator>
    <dc:creator>Бугуев Никита Владимирович</dc:creator>
    <meta:creation-date>2006-08-15T18:23:00Z</meta:creation-date>
    <dc:date>2022-04-01T16:14:00Z</dc:date>
    <meta:template xlink:href="Normal.dotm" xlink:type="simple"/>
    <meta:editing-cycles>7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5" meta:paragraph-count="15" meta:word-count="1140" meta:character-count="7623" meta:row-count="54" meta:non-whitespace-character-count="6498"/>
  </office:meta>
</office:document-meta>
</file>